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style:writing-mode="page"/>
    </style:style>
    <style:style style:name="P1" style:family="paragraph" style:parent-style-name="Standard">
      <style:text-properties officeooo:rsid="0006a590" officeooo:paragraph-rsid="0006a590"/>
    </style:style>
    <style:style style:name="P2" style:family="paragraph" style:parent-style-name="Standard">
      <style:text-properties officeooo:rsid="0006a590" officeooo:paragraph-rsid="000819ca"/>
    </style:style>
    <style:style style:name="P3" style:family="paragraph" style:parent-style-name="Standard">
      <style:text-properties officeooo:paragraph-rsid="0006a590"/>
    </style:style>
    <style:style style:name="P4" style:family="paragraph" style:parent-style-name="Standard">
      <style:text-properties fo:font-weight="bold" officeooo:rsid="0006a590" officeooo:paragraph-rsid="0006a590" style:font-weight-asian="bold" style:font-weight-complex="bold"/>
    </style:style>
    <style:style style:name="P5" style:family="paragraph" style:parent-style-name="Standard">
      <style:text-properties fo:font-weight="bold" officeooo:rsid="000a07c0" officeooo:paragraph-rsid="000a07c0" style:font-weight-asian="bold" style:font-weight-complex="bold"/>
    </style:style>
    <style:style style:name="P6" style:family="paragraph" style:parent-style-name="Standard">
      <style:text-properties fo:font-weight="bold" officeooo:rsid="000c12ed" officeooo:paragraph-rsid="000c12ed" style:font-weight-asian="bold" style:font-weight-complex="bold"/>
    </style:style>
    <style:style style:name="P7" style:family="paragraph" style:parent-style-name="Standard">
      <style:text-properties fo:font-weight="bold" officeooo:paragraph-rsid="000d643e" style:font-weight-asian="bold" style:font-weight-complex="bold"/>
    </style:style>
    <style:style style:name="P8" style:family="paragraph" style:parent-style-name="Standard">
      <style:text-properties fo:font-weight="bold" officeooo:rsid="000d643e" officeooo:paragraph-rsid="000d643e" style:font-weight-asian="bold" style:font-weight-complex="bold"/>
    </style:style>
    <style:style style:name="P9" style:family="paragraph" style:parent-style-name="Standard">
      <style:text-properties fo:font-size="11pt" officeooo:rsid="0006a590" officeooo:paragraph-rsid="0006a590" style:font-size-asian="11pt" style:font-size-complex="11pt"/>
    </style:style>
    <style:style style:name="P10" style:family="paragraph" style:parent-style-name="Standard">
      <style:text-properties fo:font-size="11pt" officeooo:paragraph-rsid="000819ca" style:font-size-asian="11pt" style:font-size-complex="11pt"/>
    </style:style>
    <style:style style:name="P11" style:family="paragraph" style:parent-style-name="Standard">
      <style:text-properties fo:font-size="12pt" fo:font-weight="bold" officeooo:rsid="000819ca" officeooo:paragraph-rsid="000819ca" style:font-size-asian="12pt" style:font-weight-asian="bold" style:font-size-complex="12pt" style:font-weight-complex="bold"/>
    </style:style>
    <style:style style:name="P12" style:family="paragraph" style:parent-style-name="Standard">
      <style:text-properties officeooo:paragraph-rsid="000819ca"/>
    </style:style>
    <style:style style:name="P13" style:family="paragraph" style:parent-style-name="Standard">
      <style:text-properties officeooo:rsid="000a07c0" officeooo:paragraph-rsid="000a07c0"/>
    </style:style>
    <style:style style:name="P14" style:family="paragraph" style:parent-style-name="Standard">
      <style:text-properties officeooo:rsid="000a07c0" officeooo:paragraph-rsid="000ad739"/>
    </style:style>
    <style:style style:name="P15" style:family="paragraph" style:parent-style-name="Standard">
      <style:text-properties officeooo:paragraph-rsid="000a07c0"/>
    </style:style>
    <style:style style:name="P16" style:family="paragraph" style:parent-style-name="Standard">
      <style:text-properties officeooo:paragraph-rsid="000c12ed"/>
    </style:style>
    <style:style style:name="P17" style:family="paragraph" style:parent-style-name="Standard">
      <style:text-properties officeooo:rsid="000c12ed" officeooo:paragraph-rsid="0006a590"/>
    </style:style>
    <style:style style:name="P18" style:family="paragraph" style:parent-style-name="Standard">
      <style:text-properties officeooo:rsid="000c12ed" officeooo:paragraph-rsid="000c12ed"/>
    </style:style>
    <style:style style:name="P19" style:family="paragraph" style:parent-style-name="Standard">
      <style:text-properties officeooo:rsid="000d2db3" officeooo:paragraph-rsid="000d2db3"/>
    </style:style>
    <style:style style:name="P20" style:family="paragraph" style:parent-style-name="Standard">
      <style:text-properties officeooo:paragraph-rsid="000d2db3"/>
    </style:style>
    <style:style style:name="P21" style:family="paragraph" style:parent-style-name="Standard">
      <style:text-properties officeooo:paragraph-rsid="000d643e"/>
    </style:style>
    <style:style style:name="P22" style:family="paragraph" style:parent-style-name="Standard">
      <style:text-properties officeooo:rsid="000d643e" officeooo:paragraph-rsid="000d643e"/>
    </style:style>
    <style:style style:name="P23" style:family="paragraph" style:parent-style-name="Standard" style:list-style-name="L2">
      <style:text-properties officeooo:rsid="000d643e" officeooo:paragraph-rsid="000d643e"/>
    </style:style>
    <style:style style:name="P24" style:family="paragraph" style:parent-style-name="Standard" style:list-style-name="L2">
      <style:text-properties officeooo:rsid="000dcbca" officeooo:paragraph-rsid="000dcbca"/>
    </style:style>
    <style:style style:name="P25" style:family="paragraph" style:parent-style-name="Standard">
      <style:paragraph-properties fo:break-before="page"/>
      <style:text-properties fo:font-weight="bold" officeooo:rsid="000d2db3" officeooo:paragraph-rsid="000d2db3"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rsid="000d2db3" officeooo:paragraph-rsid="000d2db3"/>
    </style:style>
    <style:style style:name="P28" style:family="paragraph" style:parent-style-name="Table_20_Contents">
      <style:paragraph-properties fo:text-align="center" style:justify-single-word="false"/>
      <style:text-properties officeooo:rsid="000d2db3" officeooo:paragraph-rsid="000d643e"/>
    </style:style>
    <style:style style:name="P29" style:family="paragraph" style:parent-style-name="Table_20_Contents">
      <style:paragraph-properties fo:text-align="center" style:justify-single-word="false"/>
      <style:text-properties officeooo:rsid="000d643e" officeooo:paragraph-rsid="000d643e"/>
    </style:style>
    <style:style style:name="T1" style:family="text">
      <style:text-properties officeooo:rsid="0006a590"/>
    </style:style>
    <style:style style:name="T2" style:family="text">
      <style:text-properties officeooo:rsid="00071dd6"/>
    </style:style>
    <style:style style:name="T3" style:family="text">
      <style:text-properties fo:font-size="11pt" style:font-size-asian="11pt" style:font-size-complex="11pt"/>
    </style:style>
    <style:style style:name="T4" style:family="text">
      <style:text-properties fo:font-size="11pt" officeooo:rsid="00071dd6" style:font-size-asian="11pt" style:font-size-complex="11pt"/>
    </style:style>
    <style:style style:name="T5" style:family="text">
      <style:text-properties fo:font-size="11pt" officeooo:rsid="0006a590" style:font-size-asian="11pt" style:font-size-complex="11pt"/>
    </style:style>
    <style:style style:name="T6" style:family="text">
      <style:text-properties fo:font-size="12pt" officeooo:rsid="00071dd6" style:font-size-asian="10.5pt" style:font-size-complex="12pt"/>
    </style:style>
    <style:style style:name="T7" style:family="text">
      <style:text-properties fo:font-size="12pt" officeooo:rsid="000819ca" style:font-size-asian="10.5pt" style:font-size-complex="12pt"/>
    </style:style>
    <style:style style:name="T8" style:family="text">
      <style:text-properties fo:font-size="12pt" officeooo:rsid="000a07c0" style:font-size-asian="10.5pt" style:font-size-complex="12pt"/>
    </style:style>
    <style:style style:name="T9" style:family="text">
      <style:text-properties fo:font-size="12pt" officeooo:rsid="000819ca" style:font-size-asian="12pt" style:font-size-complex="12pt"/>
    </style:style>
    <style:style style:name="T10" style:family="text">
      <style:text-properties fo:font-size="12pt" officeooo:rsid="000c12ed" style:font-size-asian="12pt" style:font-size-complex="12pt"/>
    </style:style>
    <style:style style:name="T11" style:family="text">
      <style:text-properties fo:font-size="12pt" fo:font-weight="normal" officeooo:rsid="000c12ed" style:font-size-asian="12pt" style:font-weight-asian="normal" style:font-size-complex="12pt" style:font-weight-complex="normal"/>
    </style:style>
    <style:style style:name="T12" style:family="text">
      <style:text-properties fo:font-size="12pt" fo:font-weight="bold" officeooo:rsid="000c12ed" style:font-size-asian="12pt" style:font-weight-asian="bold" style:font-size-complex="12pt" style:font-weight-complex="bold"/>
    </style:style>
    <style:style style:name="T13" style:family="text">
      <style:text-properties officeooo:rsid="000819ca"/>
    </style:style>
    <style:style style:name="T14" style:family="text">
      <style:text-properties officeooo:rsid="000a07c0"/>
    </style:style>
    <style:style style:name="T15" style:family="text">
      <style:text-properties fo:font-weight="bold" style:font-weight-asian="bold" style:font-weight-complex="bold"/>
    </style:style>
    <style:style style:name="T16" style:family="text">
      <style:text-properties fo:font-weight="bold" officeooo:rsid="000ad739" style:font-weight-asian="bold" style:font-weight-complex="bold"/>
    </style:style>
    <style:style style:name="T17" style:family="text">
      <style:text-properties fo:font-weight="bold" officeooo:rsid="000c12ed" style:font-weight-asian="bold" style:font-weight-complex="bold"/>
    </style:style>
    <style:style style:name="T18" style:family="text">
      <style:text-properties fo:font-weight="bold" officeooo:rsid="000a07c0" style:font-weight-asian="bold" style:font-weight-complex="bold"/>
    </style:style>
    <style:style style:name="T19" style:family="text">
      <style:text-properties fo:font-weight="bold" officeooo:rsid="000dcbca"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ad739" style:font-weight-asian="normal" style:font-weight-complex="normal"/>
    </style:style>
    <style:style style:name="T22" style:family="text">
      <style:text-properties fo:font-weight="normal" officeooo:rsid="000a07c0" style:font-weight-asian="normal" style:font-weight-complex="normal"/>
    </style:style>
    <style:style style:name="T23" style:family="text">
      <style:text-properties fo:font-weight="normal" officeooo:rsid="000c12ed" style:font-weight-asian="normal" style:font-weight-complex="normal"/>
    </style:style>
    <style:style style:name="T24" style:family="text">
      <style:text-properties fo:font-weight="normal" officeooo:rsid="000d2db3" style:font-weight-asian="normal" style:font-weight-complex="normal"/>
    </style:style>
    <style:style style:name="T25" style:family="text">
      <style:text-properties fo:font-weight="normal" officeooo:rsid="000dcbca" style:font-weight-asian="normal" style:font-weight-complex="normal"/>
    </style:style>
    <style:style style:name="T26" style:family="text">
      <style:text-properties officeooo:rsid="000d2db3"/>
    </style:style>
    <style:style style:name="T27" style:family="text">
      <style:text-properties officeooo:rsid="000d643e"/>
    </style:style>
    <style:style style:name="T28" style:family="text">
      <style:text-properties officeooo:rsid="000dcb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9">Working Title: </text:span><text:span text:style-name="T28">Out For Delivery</text:span></text:p>
      <text:p text:style-name="P1"/>
      <text:p text:style-name="P1"># of Players: 2-4</text:p>
      <text:p text:style-name="P1"/>
      <text:p text:style-name="P1">Recommended Age: 8+</text:p>
      <text:p text:style-name="P1"/>
      <text:p text:style-name="P3"><text:span text:style-name="T1">Suggested Player Time: </text:span><text:span text:style-name="T26">60</text:span><text:span text:style-name="T1"> minutes ****</text:span></text:p>
      <text:p text:style-name="P1"/>
      <text:p text:style-name="P1">In this fun and competitive game, you play as a private courier of old. Traveling from city to city you deliver parcels to their destination to make a living. You aren’t held accountable to anyone, but you don’t make money if you don’t do your job, and do it in time. To some, life on the road may sound like a dream, but others know that mother nature and fate don’t always work in your favor. You will have to use your skills and strategy to succeed and deliver as many parcels as you can to earn more money than your competitors. After all, there can only be one master courier around!</text:p>
      <text:p text:style-name="P1"/>
      <text:p text:style-name="P4">What you need to play:</text:p>
      <text:p text:style-name="P1"><text:tab/>Board/Map</text:p>
      <text:p text:style-name="P1"/>
      <text:p text:style-name="P1"><text:tab/>1 Pair of <text:span text:style-name="T2">6-Sided </text:span>Dice</text:p>
      <text:p text:style-name="P1"/>
      <text:p text:style-name="P1"><text:tab/>Roll Lookup Table</text:p>
      <text:p text:style-name="P1"><text:span text:style-name="T3"><text:tab/><text:tab/>- </text:span><text:span text:style-name="T4">Sometimes, when you roll the dice it will correspond to a given result found on this table</text:span></text:p>
      <text:p text:style-name="P1"><text:span text:style-name="T4"/></text:p>
      <text:p text:style-name="P3"><text:span text:style-name="T1"><text:tab/>Parcel Board </text:span><text:span text:style-name="T13">(1 per player)</text:span></text:p>
      <text:p text:style-name="P1"><text:span text:style-name="T3"><text:tab/><text:tab/>- </text:span><text:span text:style-name="T4">This board is used to keep track of the parcels you have yet to deliver</text:span></text:p>
      <text:p text:style-name="P2"><text:span text:style-name="T4"><text:tab/></text:span></text:p>
      <text:p text:style-name="P2"><text:span text:style-name="T4"><text:tab/></text:span><text:span text:style-name="T6">Pencil/Pen and Paper</text:span></text:p>
      <text:p text:style-name="P9"><text:span text:style-name="T2"><text:tab/><text:tab/>- Use this to record each players’ currency and items. Decide who will be the recorder, or have each player record their own possessions</text:span></text:p>
      <text:p text:style-name="P12"><text:span text:style-name="T5"><text:tab/></text:span></text:p>
      <text:p text:style-name="P12"><text:span text:style-name="T5"><text:tab/></text:span><text:span text:style-name="T7">Colored Parcel Figures</text:span></text:p>
      <text:p text:style-name="P12"><text:span text:style-name="T7"><text:tab/><text:tab/>- These indicate how many parcels are waiting in a city to be collected, and the color indicates which city they need to be delivered to.</text:span></text:p>
      <text:p text:style-name="P12"><text:span text:style-name="T7"><text:tab/></text:span></text:p>
      <text:p text:style-name="P12"><text:span text:style-name="T7"><text:tab/>Player Figures (1 per player)</text:span></text:p>
      <text:p text:style-name="P10"><text:span text:style-name="T13"><text:tab/><text:tab/>- Indicates a players position on the board</text:span></text:p>
      <text:p text:style-name="P12"><text:span text:style-name="T7"/></text:p>
      <text:p text:style-name="P12"><text:span text:style-name="T7"><text:tab/></text:span><text:span text:style-name="T8">Weather Indicator Figures x3</text:span></text:p>
      <text:p text:style-name="P10"><text:span text:style-name="T14"><text:tab/><text:tab/>- These help players keep track of what weather is in each region</text:span></text:p>
      <text:p text:style-name="P9"/>
      <text:p text:style-name="P11">Board/Map Explained:</text:p>
      <text:p text:style-name="P12"><text:span text:style-name="T9"><text:tab/>The map contains 6 cities, each assigned a unique color. The map is split into three regions, each containing two cities. On their turn, players use Movement Points to move across, and interact with, the map. The Default Movement Cost (DMC) is determined by the weather which is regional. Most tiles are considered “Regular Terrain” and cost the DMC to enter. Some tiles, shaded red, are considered “Rough Terrain” </text:span><text:span text:style-name="T10">(i.e. mountains, rivers, forest, etc.)</text:span><text:span text:style-name="T9"> and cost two times the DMC to enter. Certain Obstacle Events (OE) can make some tiles Rough Terrain temporarily. Some items can negate Rough Terrain, and temporarily turn Rough Terrain into Regular Terrain. </text:span><text:span text:style-name="T10">Players must stay on the road. </text:span></text:p>
      <text:p text:style-name="P1"/>
      <text:p text:style-name="P4"/>
      <text:p text:style-name="P4"><text:soft-page-break/>Set-Up:</text:p>
      <text:p text:style-name="P1"><text:tab/>Lay out the board and make sure everyone can adequately see and interact with it.</text:p>
      <text:p text:style-name="P1"/>
      <text:p text:style-name="P1"><text:tab/><text:span text:style-name="T2">Each player needs one Parcel Board in front of them. These are visible to all players.</text:span></text:p>
      <text:p text:style-name="P1"/>
      <text:p text:style-name="P3"><text:span text:style-name="T1"><text:tab/></text:span><text:span text:style-name="T2">Using the “Item Roll” table, each player can roll the dice </text:span><text:span text:style-name="T13">once </text:span><text:span text:style-name="T2">and add the corresponding item to their inventory.</text:span></text:p>
      <text:p text:style-name="P3"/>
      <text:p text:style-name="P3"><text:tab/><text:span text:style-name="T14">Each player starts with 50 gold.</text:span></text:p>
      <text:p text:style-name="P3"/>
      <text:p text:style-name="P3"><text:tab/><text:span text:style-name="T28">Parcel Generation ***** TBD</text:span></text:p>
      <text:p text:style-name="P3"/>
      <text:p text:style-name="P3"><text:tab/><text:span text:style-name="T2">Each player then decides which city they wish to start in. No two players can occupy the same city at the start of the game. The youngest player gets to decide first. Go clockwise around the board from there. This is also the order of play.</text:span></text:p>
      <text:p text:style-name="P3"/>
      <text:p text:style-name="P18"><text:span text:style-name="T15">Goal:</text:span> Be the player with the most wealth at the end of the game. Items in your inventory are worth 50 gold a piece. </text:p>
      <text:p text:style-name="P18"/>
      <text:p text:style-name="P6">End Condition: <text:span text:style-name="T20">Play until a total of 20 packages have been delivered. </text:span><text:span text:style-name="T24">Finish the round.</text:span><text:span text:style-name="T20"> The recorder(s) should keep track of this.</text:span></text:p>
      <text:p text:style-name="P3"/>
      <text:p text:style-name="P5">Gameplay:</text:p>
      <text:p text:style-name="P13"><text:tab/><text:span text:style-name="T15">Start the Round:</text:span></text:p>
      <text:p text:style-name="P14"><text:span text:style-name="T15"><text:tab/><text:tab/></text:span><text:span text:style-name="T16">Parcel Advancement: </text:span><text:span text:style-name="T21">Each player must move each of their parcels on their Parcel Board to the right by one square.</text:span></text:p>
      <text:p text:style-name="P14"><text:span text:style-name="T21"/></text:p>
      <text:p text:style-name="P14"><text:span text:style-name="T21"><text:tab/><text:tab/></text:span><text:span text:style-name="T25">Parcel Generation: Roll the Dice and use the Parcel Generation Table to add more parcels to the corresponding cities’ Pickup.</text:span></text:p>
      <text:p text:style-name="P14"><text:span text:style-name="T21"><text:s/></text:span></text:p>
      <text:p text:style-name="P13"><text:tab/><text:tab/><text:span text:style-name="T15">Weather:</text:span> Roll the dice and use the “Weather Roll” table to determine the weather for each of the regions, one at a time. Use the weather indicators on the board so nobody forgets.</text:p>
      <text:p text:style-name="P13"><text:tab/><text:tab/></text:p>
      <text:p text:style-name="P13"><text:tab/><text:tab/><text:span text:style-name="T15">Obstacle Event:</text:span> Roll the dice once to determine this rounds OE. Use the “Obstacle Roll” table to determine the corresponding event. The conditions indicated hold true for each player for the entire round.</text:p>
      <text:p text:style-name="P13"><text:tab/><text:tab/></text:p>
      <text:p text:style-name="P13"><text:tab/><text:span text:style-name="T15">Player Turns: </text:span><text:span text:style-name="T20">Going through player order, each player gets to do their turn.</text:span></text:p>
      <text:p text:style-name="P15"><text:span text:style-name="T22"><text:tab/><text:tab/></text:span><text:span text:style-name="T18">Roll Dice:</text:span><text:span text:style-name="T22"> Start by rolling the dice to determine your </text:span><text:span text:style-name="T21">Movement Points (MP)</text:span><text:span text:style-name="T22"> for this round. The sum of the dice is your </text:span><text:span text:style-name="T21">MP</text:span><text:span text:style-name="T22">.</text:span></text:p>
      <text:p text:style-name="P13"><text:span text:style-name="T20"><text:tab/><text:tab/></text:span></text:p>
      <text:p text:style-name="P13"><text:span text:style-name="T20"><text:tab/><text:tab/></text:span><text:span text:style-name="T15">Actions:</text:span><text:span text:style-name="T20"> You may now perform any of the following actions, in any order </text:span><text:span text:style-name="T21">and as many times as you wish, </text:span><text:span text:style-name="T20">provided you have the movement points and meet any conditions necessary to do them. </text:span><text:span text:style-name="T23">Movement Points do not carry over to your next turn.</text:span></text:p>
      <text:p text:style-name="P13"><text:span text:style-name="T20"><text:tab/><text:tab/><text:tab/></text:span><text:span text:style-name="T15">Move:</text:span><text:span text:style-name="T20"> You may enter an adjacent tile </text:span><text:span text:style-name="T21">by spending the necessary MP. See “Board/Map Explained” above for more details on moving.</text:span></text:p>
      <text:p text:style-name="P13"><text:span text:style-name="T21"><text:tab/></text:span></text:p>
      <text:p text:style-name="P13"><text:soft-page-break/><text:span text:style-name="T21"><text:tab/><text:tab/><text:tab/></text:span><text:span text:style-name="T16">Pick Up Parcel:</text:span><text:span text:style-name="T21"> Must be in the Pickup Tile of the city you want to gather the package from. Costs DMC unless otherwise noted by OE. Pickup the parcel figure and place it on the leftmost square of your Parcel Board.</text:span></text:p>
      <text:p text:style-name="P13"><text:span text:style-name="T21"/></text:p>
      <text:p text:style-name="P15"><text:span text:style-name="T21"><text:tab/><text:tab/><text:tab/></text:span><text:span text:style-name="T16">Deliver Parcel:</text:span><text:span text:style-name="T21"> Must be in the Delivery Tile of the city the parcel is destined for (i.e. the color of the parcel must match the color of the town you are in). Costs DMC unless otherwise noted by OE. Take corresponding Parcel Figure off of your Parcel Board and add it to your pile of currently unused Parcel Figures. The number inside of the square on your Parcel Board that it was sitting in, indicates how many gold you add to your inventory. </text:span></text:p>
      <text:p text:style-name="P15"><text:span text:style-name="T21"/></text:p>
      <text:p text:style-name="P15"><text:span text:style-name="T21"><text:tab/><text:tab/><text:tab/></text:span><text:span text:style-name="T16">Buy Item:</text:span><text:span text:style-name="T21"> Must be anywhere inside of any town. Cost </text:span><text:span text:style-name="T23">DMC and 100 gold unless otherwise noted by OE. Roll Dice and use “Item Roll” table. Add corresponding item to your inventory.</text:span></text:p>
      <text:p text:style-name="P15"><text:span text:style-name="T23"/></text:p>
      <text:p text:style-name="P15"><text:span text:style-name="T23"><text:tab/><text:tab/><text:tab/></text:span><text:span text:style-name="T17">Sell Item: </text:span><text:span text:style-name="T23">Must be anywhere inside of any town. Cost DMC. Remove any item from your inventory and add 50 gold to your inventory unless otherwise noted by OE. </text:span></text:p>
      <text:p text:style-name="P15"><text:span text:style-name="T23"/></text:p>
      <text:p text:style-name="P16"><text:span text:style-name="T23"><text:tab/><text:tab/></text:span><text:span text:style-name="T11"><text:tab/></text:span><text:span text:style-name="T12">Use Item: </text:span><text:span text:style-name="T11">Use any of the items you have in your inventory. Some items are single use only, while others are not. See item descriptions for cost/effect. </text:span></text:p>
      <text:p text:style-name="P17"/>
      <text:p text:style-name="P17"/>
      <text:p text:style-name="P18"/>
      <text:p text:style-name="P3"><text:tab/></text:p>
      <text:p text:style-name="P19"><text:span text:style-name="T15">*****End Game:</text:span> Once 20 packages have been delivered throughout the game, you must finish that round and then the game is ended. All players need to total their wealth and compare. The player with the most wealth is the winner. Give them a cookie and a high five.</text:p>
      <text:p text:style-name="P3"><text:tab/></text:p>
      <text:p text:style-name="P1"><text:tab/></text:p>
      <text:p text:style-name="P19">Questions to be answered, <text:span text:style-name="T27">Things to add</text:span>:</text:p>
      <text:list xml:id="list3004554241" text:style-name="L2">
        <text:list-item>
          <text:p text:style-name="P23">Penalty for not delivering a package?</text:p>
        </text:list-item>
        <text:list-item>
          <text:p text:style-name="P23">Tips for delivering packages?</text:p>
        </text:list-item>
        <text:list-item>
          <text:p text:style-name="P23">Get paid more for packages that need to travel further?</text:p>
        </text:list-item>
        <text:list-item>
          <text:p text:style-name="P24">Parcel Generation (table or no table)?</text:p>
        </text:list-item>
      </text:list>
      <text:p text:style-name="P19"/>
      <text:p text:style-name="P19"/>
      <text:p text:style-name="P25">Item <text:span text:style-name="T27">Roll </text:span>Table:</text:p>
      <table:table table:name="Table1" table:style-name="Table1">
        <table:table-column table:style-name="Table1.A" table:number-columns-repeated="2"/>
        <table:table-row>
          <table:table-cell table:style-name="Table1.A1" office:value-type="string">
            <text:p text:style-name="P27">Sum of Dice Roll</text:p>
          </table:table-cell>
          <table:table-cell table:style-name="Table1.A1" office:value-type="string">
            <text:p text:style-name="P27">Item</text:p>
          </table:table-cell>
        </table:table-row>
        <table:table-row>
          <table:table-cell table:style-name="Table1.A1" office:value-type="string">
            <text:p text:style-name="P27">2</text:p>
          </table:table-cell>
          <table:table-cell table:style-name="Table1.A1" office:value-type="string">
            <text:p text:style-name="P26"/>
          </table:table-cell>
        </table:table-row>
        <table:table-row>
          <table:table-cell table:style-name="Table1.A1" office:value-type="string">
            <text:p text:style-name="P27">3</text:p>
          </table:table-cell>
          <table:table-cell table:style-name="Table1.A1" office:value-type="string">
            <text:p text:style-name="P26"/>
          </table:table-cell>
        </table:table-row>
        <table:table-row>
          <table:table-cell table:style-name="Table1.A1" office:value-type="string">
            <text:p text:style-name="P27">4</text:p>
          </table:table-cell>
          <table:table-cell table:style-name="Table1.A1" office:value-type="string">
            <text:p text:style-name="P26"/>
          </table:table-cell>
        </table:table-row>
        <table:table-row>
          <table:table-cell table:style-name="Table1.A1" office:value-type="string">
            <text:p text:style-name="P27">5</text:p>
          </table:table-cell>
          <table:table-cell table:style-name="Table1.A1" office:value-type="string">
            <text:p text:style-name="P26"/>
          </table:table-cell>
        </table:table-row>
        <table:table-row>
          <table:table-cell table:style-name="Table1.A1" office:value-type="string">
            <text:p text:style-name="P27">6</text:p>
          </table:table-cell>
          <table:table-cell table:style-name="Table1.A1" office:value-type="string">
            <text:p text:style-name="P26"/>
          </table:table-cell>
        </table:table-row>
        <table:table-row>
          <table:table-cell table:style-name="Table1.A1" office:value-type="string">
            <text:p text:style-name="P27">7</text:p>
          </table:table-cell>
          <table:table-cell table:style-name="Table1.A1" office:value-type="string">
            <text:p text:style-name="P26"/>
          </table:table-cell>
        </table:table-row>
        <table:table-row>
          <table:table-cell table:style-name="Table1.A1" office:value-type="string">
            <text:p text:style-name="P27">8</text:p>
          </table:table-cell>
          <table:table-cell table:style-name="Table1.A1" office:value-type="string">
            <text:p text:style-name="P26"/>
          </table:table-cell>
        </table:table-row>
        <table:table-row>
          <table:table-cell table:style-name="Table1.A1" office:value-type="string">
            <text:p text:style-name="P27">9</text:p>
          </table:table-cell>
          <table:table-cell table:style-name="Table1.A1" office:value-type="string">
            <text:p text:style-name="P26"/>
          </table:table-cell>
        </table:table-row>
        <table:table-row>
          <table:table-cell table:style-name="Table1.A1" office:value-type="string">
            <text:p text:style-name="P27">10</text:p>
          </table:table-cell>
          <table:table-cell table:style-name="Table1.A1" office:value-type="string">
            <text:p text:style-name="P26"/>
          </table:table-cell>
        </table:table-row>
        <table:table-row>
          <table:table-cell table:style-name="Table1.A1" office:value-type="string">
            <text:p text:style-name="P27">11</text:p>
          </table:table-cell>
          <table:table-cell table:style-name="Table1.A1" office:value-type="string">
            <text:p text:style-name="P26"/>
          </table:table-cell>
        </table:table-row>
        <table:table-row>
          <table:table-cell table:style-name="Table1.A1" office:value-type="string">
            <text:p text:style-name="P27">12</text:p>
          </table:table-cell>
          <table:table-cell table:style-name="Table1.A1" office:value-type="string">
            <text:p text:style-name="P26"/>
          </table:table-cell>
        </table:table-row>
      </table:table>
      <text:p text:style-name="P20"><text:span text:style-name="T26">Item Ideas: <text:tab/>Snow Shoes (negates snow, one time use)</text:span></text:p>
      <text:p text:style-name="P19"><text:tab/><text:tab/>Umbrella (negates rain, one time use)</text:p>
      <text:p text:style-name="P20"><text:tab/><text:tab/><text:span text:style-name="T26">Hiking Shoes (mountains are default terrain)</text:span></text:p>
      <text:p text:style-name="P19"><text:tab/><text:tab/>Portable Boat (rivers are default terrain)</text:p>
      <text:p text:style-name="P19"><text:tab/><text:tab/>Energy Drink (add 5 MP, one time use)</text:p>
      <text:p text:style-name="P19"><text:tab/><text:tab/></text:p>
      <text:p text:style-name="P7"><text:span text:style-name="T27">Weather Roll </text:span><text:span text:style-name="T26">Table:</text:span></text:p>
      <table:table table:name="Table2" table:style-name="Table2">
        <table:table-column table:style-name="Table2.A" table:number-columns-repeated="2"/>
        <table:table-row>
          <table:table-cell table:style-name="Table2.A1" office:value-type="string">
            <text:p text:style-name="P28">Sum of Dice Roll</text:p>
          </table:table-cell>
          <table:table-cell table:style-name="Table2.A1" office:value-type="string">
            <text:p text:style-name="P29">Weather</text:p>
          </table:table-cell>
        </table:table-row>
        <table:table-row>
          <table:table-cell table:style-name="Table2.A1" office:value-type="string">
            <text:p text:style-name="P28">2</text:p>
          </table:table-cell>
          <table:table-cell table:style-name="Table2.A1" office:value-type="string">
            <text:p text:style-name="P29">Sunny, DMC = 0.5******</text:p>
          </table:table-cell>
        </table:table-row>
        <table:table-row>
          <table:table-cell table:style-name="Table2.A1" office:value-type="string">
            <text:p text:style-name="P28">3</text:p>
          </table:table-cell>
          <table:table-cell table:style-name="Table2.A1" office:value-type="string">
            <text:p text:style-name="P29">Heavy Snow, DMC = 3</text:p>
          </table:table-cell>
        </table:table-row>
        <table:table-row>
          <table:table-cell table:style-name="Table2.A1" office:value-type="string">
            <text:p text:style-name="P28">4</text:p>
          </table:table-cell>
          <table:table-cell table:style-name="Table2.A1" office:value-type="string">
            <text:p text:style-name="P29">Light Snow, DMC = 2</text:p>
          </table:table-cell>
        </table:table-row>
        <table:table-row>
          <table:table-cell table:style-name="Table2.A1" office:value-type="string">
            <text:p text:style-name="P28">5</text:p>
          </table:table-cell>
          <table:table-cell table:style-name="Table2.A1" office:value-type="string">
            <text:p text:style-name="P29">Light Snow, DMC = 2</text:p>
          </table:table-cell>
        </table:table-row>
        <table:table-row>
          <table:table-cell table:style-name="Table2.A1" office:value-type="string">
            <text:p text:style-name="P28">6</text:p>
          </table:table-cell>
          <table:table-cell table:style-name="Table2.A1" office:value-type="string">
            <text:p text:style-name="P29">Cloudy, DMC = 1</text:p>
          </table:table-cell>
        </table:table-row>
        <table:table-row>
          <table:table-cell table:style-name="Table2.A1" office:value-type="string">
            <text:p text:style-name="P28">7</text:p>
          </table:table-cell>
          <table:table-cell table:style-name="Table2.A1" office:value-type="string">
            <text:p text:style-name="P29">Cloudy, DMC = 1</text:p>
          </table:table-cell>
        </table:table-row>
        <table:table-row>
          <table:table-cell table:style-name="Table2.A1" office:value-type="string">
            <text:p text:style-name="P28">8</text:p>
          </table:table-cell>
          <table:table-cell table:style-name="Table2.A1" office:value-type="string">
            <text:p text:style-name="P29">Cloudy, DMC = 1</text:p>
          </table:table-cell>
        </table:table-row>
        <table:table-row>
          <table:table-cell table:style-name="Table2.A1" office:value-type="string">
            <text:p text:style-name="P28">9</text:p>
          </table:table-cell>
          <table:table-cell table:style-name="Table2.A1" office:value-type="string">
            <text:p text:style-name="P29">Cloudy, DMC = 1</text:p>
          </table:table-cell>
        </table:table-row>
        <table:table-row>
          <table:table-cell table:style-name="Table2.A1" office:value-type="string">
            <text:p text:style-name="P28">10</text:p>
          </table:table-cell>
          <table:table-cell table:style-name="Table2.A1" office:value-type="string">
            <text:p text:style-name="P29">Light Rain, DMC = 2</text:p>
          </table:table-cell>
        </table:table-row>
        <table:table-row>
          <table:table-cell table:style-name="Table2.A1" office:value-type="string">
            <text:p text:style-name="P28">11</text:p>
          </table:table-cell>
          <table:table-cell table:style-name="Table2.A1" office:value-type="string">
            <text:p text:style-name="P29">Light Rain, DMC = 2</text:p>
          </table:table-cell>
        </table:table-row>
        <table:table-row>
          <table:table-cell table:style-name="Table2.A1" office:value-type="string">
            <text:p text:style-name="P28">12</text:p>
          </table:table-cell>
          <table:table-cell table:style-name="Table2.A1" office:value-type="string">
            <text:p text:style-name="P29">Heavy Rain, DMC = 3</text:p>
          </table:table-cell>
        </table:table-row>
      </table:table>
      <text:p text:style-name="P21"/>
      <text:p text:style-name="P21"/>
      <text:p text:style-name="P8">Obstacle Event Roll Table:</text:p>
      <table:table table:name="Table3" table:style-name="Table3">
        <table:table-column table:style-name="Table3.A" table:number-columns-repeated="2"/>
        <table:table-row>
          <table:table-cell table:style-name="Table3.A1" office:value-type="string">
            <text:p text:style-name="P28">Sum of Dice Roll</text:p>
          </table:table-cell>
          <table:table-cell table:style-name="Table3.A1" office:value-type="string">
            <text:p text:style-name="Table_20_Contents"/>
          </table:table-cell>
        </table:table-row>
        <table:table-row>
          <table:table-cell table:style-name="Table3.A1" office:value-type="string">
            <text:p text:style-name="P28">2</text:p>
          </table:table-cell>
          <table:table-cell table:style-name="Table3.A1" office:value-type="string">
            <text:p text:style-name="Table_20_Contents"/>
          </table:table-cell>
        </table:table-row>
        <table:table-row>
          <table:table-cell table:style-name="Table3.A1" office:value-type="string">
            <text:p text:style-name="P28">3</text:p>
          </table:table-cell>
          <table:table-cell table:style-name="Table3.A1" office:value-type="string">
            <text:p text:style-name="Table_20_Contents"/>
          </table:table-cell>
        </table:table-row>
        <table:table-row>
          <table:table-cell table:style-name="Table3.A1" office:value-type="string">
            <text:p text:style-name="P28">4</text:p>
          </table:table-cell>
          <table:table-cell table:style-name="Table3.A1" office:value-type="string">
            <text:p text:style-name="Table_20_Contents"/>
          </table:table-cell>
        </table:table-row>
        <table:table-row>
          <table:table-cell table:style-name="Table3.A1" office:value-type="string">
            <text:p text:style-name="P28">5</text:p>
          </table:table-cell>
          <table:table-cell table:style-name="Table3.A1" office:value-type="string">
            <text:p text:style-name="Table_20_Contents"/>
          </table:table-cell>
        </table:table-row>
        <table:table-row>
          <table:table-cell table:style-name="Table3.A1" office:value-type="string">
            <text:p text:style-name="P28">6</text:p>
          </table:table-cell>
          <table:table-cell table:style-name="Table3.A1" office:value-type="string">
            <text:p text:style-name="Table_20_Contents"/>
          </table:table-cell>
        </table:table-row>
        <table:table-row>
          <table:table-cell table:style-name="Table3.A1" office:value-type="string">
            <text:p text:style-name="P28">7</text:p>
          </table:table-cell>
          <table:table-cell table:style-name="Table3.A1" office:value-type="string">
            <text:p text:style-name="Table_20_Contents"/>
          </table:table-cell>
        </table:table-row>
        <table:table-row>
          <table:table-cell table:style-name="Table3.A1" office:value-type="string">
            <text:p text:style-name="P28">8</text:p>
          </table:table-cell>
          <table:table-cell table:style-name="Table3.A1" office:value-type="string">
            <text:p text:style-name="Table_20_Contents"/>
          </table:table-cell>
        </table:table-row>
        <table:table-row>
          <table:table-cell table:style-name="Table3.A1" office:value-type="string">
            <text:p text:style-name="P28">9</text:p>
          </table:table-cell>
          <table:table-cell table:style-name="Table3.A1" office:value-type="string">
            <text:p text:style-name="Table_20_Contents"/>
          </table:table-cell>
        </table:table-row>
        <table:table-row>
          <table:table-cell table:style-name="Table3.A1" office:value-type="string">
            <text:p text:style-name="P28">10</text:p>
          </table:table-cell>
          <table:table-cell table:style-name="Table3.A1" office:value-type="string">
            <text:p text:style-name="Table_20_Contents"/>
          </table:table-cell>
        </table:table-row>
        <table:table-row>
          <table:table-cell table:style-name="Table3.A1" office:value-type="string">
            <text:p text:style-name="P28">11</text:p>
          </table:table-cell>
          <table:table-cell table:style-name="Table3.A1" office:value-type="string">
            <text:p text:style-name="Table_20_Contents"/>
          </table:table-cell>
        </table:table-row>
        <table:table-row>
          <table:table-cell table:style-name="Table3.A1" office:value-type="string">
            <text:p text:style-name="P28">12</text:p>
          </table:table-cell>
          <table:table-cell table:style-name="Table3.A1" office:value-type="string">
            <text:p text:style-name="Table_20_Contents"/>
          </table:table-cell>
        </table:table-row>
      </table:table>
      <text:p text:style-name="P22">OE Ideas:<text:tab/>Bridge Collapse (river unpassable)</text:p>
      <text:p text:style-name="P22"><text:tab/><text:tab/>Rock Slide (mountain unpassable) </text:p>
      <text:p text:style-name="P22"><text:soft-page-break/><text:tab/><text:tab/>Town Riots (Towns Become Rough Terrain)</text:p>
      <text:p text:style-name="P22"><text:tab/><text:tab/>Holiday (No pickup or deliver)</text:p>
      <text:p text:style-name="P22"><text:tab/><text:tab/>Shop Sale (Item Cost 50%)</text:p>
      <text:p text:style-name="P22"><text:tab/><text:tab/>Buy Back*** (Sell Item Value 75G)</text:p>
      <text:p text:style-name="P22"><text:tab/><text:tab/>Happy Customer (Deliveries worth one square left of where they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2:52:04.436000000</meta:creation-date>
    <dc:date>2020-09-16T14:19:31.555000000</dc:date>
    <meta:editing-duration>PT3M5S</meta:editing-duration>
    <meta:editing-cycles>1</meta:editing-cycles>
    <meta:document-statistic meta:table-count="3" meta:image-count="0" meta:object-count="0" meta:page-count="5" meta:paragraph-count="128" meta:word-count="1232" meta:character-count="6742" meta:non-whitespace-character-count="5528"/>
    <meta:generator>LibreOffice/7.0.1.2$Windows_X86_64 LibreOffice_project/7cbcfc562f6eb6708b5ff7d7397325de9e764452</meta:generator>
  </office:meta>
</office:document-meta>
</file>